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0c0c0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0.347cm" draw:shadow="hidden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draw:shadow="hidden"/>
    </style:style>
    <style:style style:name="gr5" style:family="graphic" style:parent-style-name="standard">
      <style:graphic-properties svg:stroke-color="#000000" draw:fill="none" draw:textarea-vertical-align="middle" draw:auto-grow-height="false" fo:min-height="0.749cm" fo:min-width="0.499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7" style:family="graphic" style:parent-style-name="objectwithoutfill">
      <style:graphic-properties svg:stroke-color="#000000" draw:marker-end="Arrow" draw:marker-end-width="0.3cm" draw:fill="none" draw:textarea-vertical-align="middle" draw:shadow="hidden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9cm" svg:height="6.7cm" svg:x="1.6cm" svg:y="4.9cm">
          <text:p text:style-name="P1">Hash des vorherigen Blocks:</text:p>
          <text:p text:style-name="P1"><text:span text:style-name="T1">000000000080C908D908F...</text:span></text:p>
          <text:p text:style-name="P1">Zeitstempel: <text:span text:style-name="T1">2014-08-22 21:03:23</text:span></text:p>
          <text:p text:style-name="P1">Difficulty: <text:span text:style-name="T1">1234567890.23</text:span></text:p>
          <text:p text:style-name="P1">Nounce: <text:span text:style-name="T1">184736475</text:span></text:p>
          <text:p text:style-name="P1">Merkel Root: <text:span text:style-name="T1">B48C38A264...</text:span>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path draw:style-name="gr2" draw:text-style-name="P2" draw:layer="layout" svg:width="1.093cm" svg:height="0.67cm" svg:x="3cm" svg:y="5.518cm" svg:viewBox="0 0 1094 671" svg:d="m0 671c185-197 397-394 638-590-83 1-167 2-249 2 34-27 71-53 104-79 200-1 399-1 601-4-33 27-69 54-103 79-82 1-168 2-250 2-242 196-453 393-638 589z">
            <text:p/>
          </draw:path>
          <draw:path draw:style-name="gr2" draw:text-style-name="P2" draw:layer="layout" svg:width="0.783cm" svg:height="0.495cm" svg:x="3.415cm" svg:y="5.692cm" svg:viewBox="0 0 784 496" svg:d="m0 496 497-485h86l-85 74c61-36 106-57 140-69s56-15 77-16c33-2 57 8 69 26l-118 76c-10-12-28-18-50-18s-45 5-76 17-54 27-84 45c-43 30-82 63-117 96l-242 254z">
            <text:p/>
          </draw:path>
          <draw:path draw:style-name="gr2" draw:text-style-name="P2" draw:layer="layout" svg:width="0.826cm" svg:height="0.51cm" svg:x="3.819cm" svg:y="5.689cm" svg:viewBox="0 0 827 511" svg:d="m387 439c-59 25-109 43-154 55s-83 17-122 17c-62 0-96-12-107-40s1-60 42-101c19-23 45-43 79-65s65-33 97-46 66-22 97-27c25-6 55-10 98-14 85-8 151-17 199-29 12-11 21-18 24-21 37-34 51-57 48-71-2-19-33-27-78-28-47 1-83 7-123 22s-77 36-122 70l-85-10c46-33 92-60 137-82s84-37 136-50 100-20 148-19 79 4 101 14 28 23 25 38-16 33-32 56c-12 14-41 40-76 76l-112 111c-70 75-112 123-126 145s-25 41-26 59h-101c4-17 14-37 33-60zm165-185c-47 13-111 23-191 32-43 5-72 9-98 16s-42 14-64 28-35 24-50 38c-21 22-31 40-24 55s33 21 70 21 74-4 117-20 82-34 113-57c29-19 62-47 98-84z">
            <text:p/>
          </draw:path>
          <draw:path draw:style-name="gr2" draw:text-style-name="P2" draw:layer="layout" svg:width="0.852cm" svg:height="0.5cm" svg:x="4.389cm" svg:y="5.687cm" svg:viewBox="0 0 853 501" svg:d="m0 501 479-488h86l-76 69c99-53 187-81 265-82 32 0 56 3 76 16s26 22 21 41-15 38-37 62c-9 15-35 42-75 81l-273 301h-98l273-299c30-33 54-56 65-73s14-30 3-40-25-16-52-16c-44 0-87 9-141 33s-111 65-174 129l-246 266z">
            <text:p/>
          </draw:path>
          <draw:path draw:style-name="gr2" draw:text-style-name="P2" draw:layer="layout" svg:width="0.738cm" svg:height="0.513cm" svg:x="5.052cm" svg:y="5.686cm" svg:viewBox="0 0 739 514" svg:d="m37 355 106-13c-27 33-29 56-20 75s32 26 77 27 82-7 119-23 65-34 80-55c20-18 21-34 14-44-7-8-32-18-74-29-56-17-91-28-110-39s-26-25-19-46 24-42 47-66c24-22 43-39 79-61s65-35 97-46c24-10 48-16 83-24s64-11 93-11c44-1 78 4 101 16s31 24 28 45-19 43-46 75l-103 12c20-25 31-45 23-59s-29-22-66-22c-41 0-78 6-113 21s-57 29-72 43c-11 12-18 20-18 30-2 8 3 15 13 22 6 2 28 8 66 20 51 16 82 28 103 39s28 24 25 44-17 42-45 71c-25 29-50 52-92 77s-82 43-132 59-95 21-138 21c-75 0-117-13-135-40s-6-66 29-119z">
            <text:p/>
          </draw:path>
          <draw:path draw:style-name="gr2" draw:text-style-name="P2" draw:layer="layout" svg:width="0.801cm" svg:height="0.516cm" svg:x="5.586cm" svg:y="5.683cm" svg:viewBox="0 0 802 517" svg:d="m385 443c-55 26-104 44-148 57s-84 17-122 17c-62 0-96-14-110-42s1-61 37-101c20-24 44-46 77-66s62-34 95-47 66-23 94-28c25-5 53-10 98-13 86-8 151-17 199-29 11-12 18-19 21-23 32-32 44-57 40-72-3-18-34-26-81-26-45 0-83 6-119 21s-75 38-118 72l-85-11c42-34 85-62 127-84s86-38 136-50 93-17 143-18c49 1 80 3 102 15s32 21 31 37-10 33-26 56c-9 14-33 41-69 77l-105 111c-68 78-109 127-122 149s-19 41-23 59h-101c2-16 15-38 29-61zm159-188c-45 13-109 25-188 34-45 5-74 9-99 16s-38 14-61 28-36 24-50 39c-18 22-29 38-19 55s29 24 66 24 79-9 120-24 77-31 111-57c29-19 62-47 94-84z">
            <text:p/>
          </draw:path>
          <draw:path draw:style-name="gr2" draw:text-style-name="P2" draw:layer="layout" svg:width="0.894cm" svg:height="0.68cm" svg:x="6.161cm" svg:y="5.507cm" svg:viewBox="0 0 895 681" svg:d="m0 680c192-227 409-454 646-680 31 0 58 1 93 0-136 129-266 257-390 387 144-67 280-135 424-202 36 0 78 1 122 0-134 63-260 123-392 182-16 106-23 209-29 313-41 0-80 1-121 1 7-85 15-169 29-254-38 17-76 37-119 58-58 63-113 130-166 195z">
            <text:p/>
          </draw:path>
          <draw:path draw:style-name="gr2" draw:text-style-name="P2" draw:layer="layout" svg:width="0.661cm" svg:height="0.674cm" svg:x="6.775cm" svg:y="5.52cm" svg:viewBox="0 0 662 675" svg:d="m208 592-47 74c-32 6-60 9-80 9-34 0-56-4-68-16s-14-22-12-39 29-47 72-98l258-286-70 1 64-65h69l122-122 146-50-174 172h97l-62 65h-95l-265 289c-17 24-25 38-30 47s-4 12 0 16 16 6 31 6c11 0 26-2 44-3z">
            <text:p/>
          </draw:path>
          <draw:path draw:style-name="gr2" draw:text-style-name="P2" draw:layer="layout" svg:width="0.714cm" svg:height="0.681cm" svg:x="7.014cm" svg:y="5.505cm" svg:viewBox="0 0 715 682" svg:d="m529 94c31-31 63-64 94-94 31 0 62 0 92 1-29 30-62 62-95 94zm-529 588c138-166 285-332 439-496 30 0 63 0 95-1-157 166-300 331-438 497z">
            <text:p/>
          </draw:path>
          <draw:path draw:style-name="gr2" draw:text-style-name="P2" draw:layer="layout" svg:width="0.727cm" svg:height="0.519cm" svg:x="7.336cm" svg:y="5.68cm" svg:viewBox="0 0 728 520" svg:d="m95 257c82-90 172-157 274-202 80-38 156-55 225-55 77-1 121 21 132 66s-23 106-93 184c-53 64-104 114-161 152s-111 65-171 86-110 32-160 32c-80 0-124-23-138-70s17-108 92-193zm102 0c-58 66-84 111-78 144s32 48 79 48c52-2 100-15 159-48s118-80 173-147c54-60 84-107 77-139s-28-47-78-46c-47 0-99 13-162 47s-113 75-170 141z">
            <text:p/>
          </draw:path>
          <draw:path draw:style-name="gr2" draw:text-style-name="P2" draw:layer="layout" svg:width="0.814cm" svg:height="0.507cm" svg:x="7.864cm" svg:y="5.679cm" svg:viewBox="0 0 815 508" svg:d="m0 508 432-497 86-1-63 71c88-54 177-83 251-81 37-1 60 3 83 14s27 24 26 43-9 37-25 61c-10 16-33 44-65 83l-259 307h-98l256-305c30-33 50-59 57-76s5-29-5-40-30-16-56-16c-38-1-81 9-135 34-55 25-102 66-155 130l-233 273z">
            <text:p/>
          </draw:path>
          <draw:path draw:style-name="gr2" draw:text-style-name="P2" draw:layer="layout" svg:width="0.711cm" svg:height="0.522cm" svg:x="8.561cm" svg:y="5.677cm" svg:viewBox="0 0 712 523" svg:d="m442 347 89 11c-59 52-115 90-185 120s-134 45-200 45c-84 0-126-24-142-70s13-108 85-190c72-83 146-147 241-194s175-69 252-69c79-2 118 21 128 68s-24 107-93 190c-4 5-7 11-17 22h-425c-44 56-66 98-55 128s36 42 85 43c33 0 71-7 110-24s79-44 127-80zm-205-137 320 1c33-43 44-75 43-94-3-34-30-48-76-49-46 1-93 11-147 39s-97 61-140 103z">
            <text:p/>
          </draw:path>
          <draw:path draw:style-name="gr2" draw:text-style-name="P2" draw:layer="layout" svg:width="0.804cm" svg:height="0.512cm" svg:x="9.086cm" svg:y="5.675cm" svg:viewBox="0 0 805 513" svg:d="m0 512 419-502 88 2-59 71c90-55 173-82 249-83 37 0 61 4 81 16s28 24 27 42-7 38-19 62c-9 16-30 42-63 81l-258 312h-97l254-308c30-34 47-58 56-76s3-29-10-40-29-15-53-15c-40 1-82 10-134 33s-102 67-155 130l-229 276z">
            <text:p/>
          </draw:path>
        </draw:g>
        <draw:frame draw:style-name="gr3" xml:id="id3" draw:id="id3" draw:layer="layout" svg:width="0.925cm" svg:height="0.962cm" svg:x="21.575cm" svg:y="10.338cm">
          <draw:text-box>
            <text:p>X</text:p>
          </draw:text-box>
        </draw:frame>
        <draw:custom-shape draw:style-name="gr1" draw:text-style-name="P1" draw:layer="layout" svg:width="10.9cm" svg:height="6.7cm" svg:x="16.4cm" svg:y="5cm">
          <text:p text:style-name="P1">Hash des vorherigen Blocks:</text:p>
          <text:p text:style-name="P1"><text:span text:style-name="T1">0000000000A0A507C971A...</text:span></text:p>
          <text:p text:style-name="P1">Zeitstempel: <text:span text:style-name="T1">2014-08-22 21:13:33</text:span></text:p>
          <text:p text:style-name="P1">Difficulty: <text:span text:style-name="T1">1234567890.23</text:span></text:p>
          <text:p text:style-name="P1">Nounce: <text:span text:style-name="T1">7537363</text:span></text:p>
          <text:p text:style-name="P1">Merkel Root: <text:span text:style-name="T1">8A9B3F293...</text:span>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 xml:id="id2" draw:id="id2">
          <draw:path draw:style-name="gr2" draw:text-style-name="P2" draw:layer="layout" svg:width="1.093cm" svg:height="0.67cm" svg:x="17.8cm" svg:y="5.618cm" svg:viewBox="0 0 1094 671" svg:d="m0 671c185-197 397-394 638-590-83 1-167 2-249 2 34-27 71-53 104-79 200-1 399-1 601-4-33 27-69 54-103 79-82 1-168 2-250 2-242 196-453 393-638 589z">
            <text:p/>
          </draw:path>
          <draw:path draw:style-name="gr2" draw:text-style-name="P2" draw:layer="layout" svg:width="0.783cm" svg:height="0.495cm" svg:x="18.215cm" svg:y="5.792cm" svg:viewBox="0 0 784 496" svg:d="m0 496 497-485h86l-85 74c61-36 106-57 140-69s56-15 77-16c33-2 57 8 69 26l-118 76c-10-12-28-18-50-18s-45 5-76 17-54 27-84 45c-43 30-82 63-117 96l-242 254z">
            <text:p/>
          </draw:path>
          <draw:path draw:style-name="gr2" draw:text-style-name="P2" draw:layer="layout" svg:width="0.826cm" svg:height="0.51cm" svg:x="18.619cm" svg:y="5.789cm" svg:viewBox="0 0 827 511" svg:d="m387 439c-59 25-109 43-154 55s-83 17-122 17c-62 0-96-12-107-40s1-60 42-101c19-23 45-43 79-65s65-33 97-46 66-22 97-27c25-6 55-10 98-14 85-8 151-17 199-29 12-11 21-18 24-21 37-34 51-57 48-71-2-19-33-27-78-28-47 1-83 7-123 22s-77 36-122 70l-85-10c46-33 92-60 137-82s84-37 136-50 100-20 148-19 79 4 101 14 28 23 25 38-16 33-32 56c-12 14-41 40-76 76l-112 111c-70 75-112 123-126 145s-25 41-26 59h-101c4-17 14-37 33-60zm165-185c-47 13-111 23-191 32-43 5-72 9-98 16s-42 14-64 28-35 24-50 38c-21 22-31 40-24 55s33 21 70 21 74-4 117-20 82-34 113-57c29-19 62-47 98-84z">
            <text:p/>
          </draw:path>
          <draw:path draw:style-name="gr2" draw:text-style-name="P2" draw:layer="layout" svg:width="0.852cm" svg:height="0.5cm" svg:x="19.189cm" svg:y="5.787cm" svg:viewBox="0 0 853 501" svg:d="m0 501 479-488h86l-76 69c99-53 187-81 265-82 32 0 56 3 76 16s26 22 21 41-15 38-37 62c-9 15-35 42-75 81l-273 301h-98l273-299c30-33 54-56 65-73s14-30 3-40-25-16-52-16c-44 0-87 9-141 33s-111 65-174 129l-246 266z">
            <text:p/>
          </draw:path>
          <draw:path draw:style-name="gr2" draw:text-style-name="P2" draw:layer="layout" svg:width="0.738cm" svg:height="0.513cm" svg:x="19.852cm" svg:y="5.786cm" svg:viewBox="0 0 739 514" svg:d="m37 355 106-13c-27 33-29 56-20 75s32 26 77 27 82-7 119-23 65-34 80-55c20-18 21-34 14-44-7-8-32-18-74-29-56-17-91-28-110-39s-26-25-19-46 24-42 47-66c24-22 43-39 79-61s65-35 97-46c24-10 48-16 83-24s64-11 93-11c44-1 78 4 101 16s31 24 28 45-19 43-46 75l-103 12c20-25 31-45 23-59s-29-22-66-22c-41 0-78 6-113 21s-57 29-72 43c-11 12-18 20-18 30-2 8 3 15 13 22 6 2 28 8 66 20 51 16 82 28 103 39s28 24 25 44-17 42-45 71c-25 29-50 52-92 77s-82 43-132 59-95 21-138 21c-75 0-117-13-135-40s-6-66 29-119z">
            <text:p/>
          </draw:path>
          <draw:path draw:style-name="gr2" draw:text-style-name="P2" draw:layer="layout" svg:width="0.801cm" svg:height="0.516cm" svg:x="20.386cm" svg:y="5.783cm" svg:viewBox="0 0 802 517" svg:d="m385 443c-55 26-104 44-148 57s-84 17-122 17c-62 0-96-14-110-42s1-61 37-101c20-24 44-46 77-66s62-34 95-47 66-23 94-28c25-5 53-10 98-13 86-8 151-17 199-29 11-12 18-19 21-23 32-32 44-57 40-72-3-18-34-26-81-26-45 0-83 6-119 21s-75 38-118 72l-85-11c42-34 85-62 127-84s86-38 136-50 93-17 143-18c49 1 80 3 102 15s32 21 31 37-10 33-26 56c-9 14-33 41-69 77l-105 111c-68 78-109 127-122 149s-19 41-23 59h-101c2-16 15-38 29-61zm159-188c-45 13-109 25-188 34-45 5-74 9-99 16s-38 14-61 28-36 24-50 39c-18 22-29 38-19 55s29 24 66 24 79-9 120-24 77-31 111-57c29-19 62-47 94-84z">
            <text:p/>
          </draw:path>
          <draw:path draw:style-name="gr2" draw:text-style-name="P2" draw:layer="layout" svg:width="0.894cm" svg:height="0.68cm" svg:x="20.961cm" svg:y="5.607cm" svg:viewBox="0 0 895 681" svg:d="m0 680c192-227 409-454 646-680 31 0 58 1 93 0-136 129-266 257-390 387 144-67 280-135 424-202 36 0 78 1 122 0-134 63-260 123-392 182-16 106-23 209-29 313-41 0-80 1-121 1 7-85 15-169 29-254-38 17-76 37-119 58-58 63-113 130-166 195z">
            <text:p/>
          </draw:path>
          <draw:path draw:style-name="gr2" draw:text-style-name="P2" draw:layer="layout" svg:width="0.661cm" svg:height="0.674cm" svg:x="21.575cm" svg:y="5.62cm" svg:viewBox="0 0 662 675" svg:d="m208 592-47 74c-32 6-60 9-80 9-34 0-56-4-68-16s-14-22-12-39 29-47 72-98l258-286-70 1 64-65h69l122-122 146-50-174 172h97l-62 65h-95l-265 289c-17 24-25 38-30 47s-4 12 0 16 16 6 31 6c11 0 26-2 44-3z">
            <text:p/>
          </draw:path>
          <draw:path draw:style-name="gr2" draw:text-style-name="P2" draw:layer="layout" svg:width="0.714cm" svg:height="0.681cm" svg:x="21.814cm" svg:y="5.605cm" svg:viewBox="0 0 715 682" svg:d="m529 94c31-31 63-64 94-94 31 0 62 0 92 1-29 30-62 62-95 94zm-529 588c138-166 285-332 439-496 30 0 63 0 95-1-157 166-300 331-438 497z">
            <text:p/>
          </draw:path>
          <draw:path draw:style-name="gr2" draw:text-style-name="P2" draw:layer="layout" svg:width="0.727cm" svg:height="0.519cm" svg:x="22.136cm" svg:y="5.78cm" svg:viewBox="0 0 728 520" svg:d="m95 257c82-90 172-157 274-202 80-38 156-55 225-55 77-1 121 21 132 66s-23 106-93 184c-53 64-104 114-161 152s-111 65-171 86-110 32-160 32c-80 0-124-23-138-70s17-108 92-193zm102 0c-58 66-84 111-78 144s32 48 79 48c52-2 100-15 159-48s118-80 173-147c54-60 84-107 77-139s-28-47-78-46c-47 0-99 13-162 47s-113 75-170 141z">
            <text:p/>
          </draw:path>
          <draw:path draw:style-name="gr2" draw:text-style-name="P2" draw:layer="layout" svg:width="0.814cm" svg:height="0.507cm" svg:x="22.664cm" svg:y="5.779cm" svg:viewBox="0 0 815 508" svg:d="m0 508 432-497 86-1-63 71c88-54 177-83 251-81 37-1 60 3 83 14s27 24 26 43-9 37-25 61c-10 16-33 44-65 83l-259 307h-98l256-305c30-33 50-59 57-76s5-29-5-40-30-16-56-16c-38-1-81 9-135 34-55 25-102 66-155 130l-233 273z">
            <text:p/>
          </draw:path>
          <draw:path draw:style-name="gr2" draw:text-style-name="P2" draw:layer="layout" svg:width="0.711cm" svg:height="0.522cm" svg:x="23.361cm" svg:y="5.777cm" svg:viewBox="0 0 712 523" svg:d="m442 347 89 11c-59 52-115 90-185 120s-134 45-200 45c-84 0-126-24-142-70s13-108 85-190c72-83 146-147 241-194s175-69 252-69c79-2 118 21 128 68s-24 107-93 190c-4 5-7 11-17 22h-425c-44 56-66 98-55 128s36 42 85 43c33 0 71-7 110-24s79-44 127-80zm-205-137 320 1c33-43 44-75 43-94-3-34-30-48-76-49-46 1-93 11-147 39s-97 61-140 103z">
            <text:p/>
          </draw:path>
          <draw:path draw:style-name="gr2" draw:text-style-name="P2" draw:layer="layout" svg:width="0.804cm" svg:height="0.512cm" svg:x="23.886cm" svg:y="5.775cm" svg:viewBox="0 0 805 513" svg:d="m0 512 419-502 88 2-59 71c90-55 173-82 249-83 37 0 61 4 81 16s28 24 27 42-7 38-19 62c-9 16-30 42-63 81l-258 312h-97l254-308c30-34 47-58 56-76s3-29-10-40-29-15-53-15c-40 1-82 10-134 33s-102 67-155 130l-229 276z">
            <text:p/>
          </draw:path>
        </draw:g>
        <draw:custom-shape draw:style-name="gr4" draw:text-style-name="P2" draw:layer="layout" svg:width="3.7cm" svg:height="1.3cm" svg:x="12.6cm" svg:y="6.3cm">
          <text:p/>
          <draw:enhanced-geometry svg:viewBox="0 0 21600 21600" draw:text-areas="0 0 21600 21600" draw:mirror-horizontal="false" draw:mirror-vertical="fals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0.998cm" svg:height="9.2cm" draw:transform="rotate (-1.5711453926453) translate (10.7cm 12.001cm)">
          <text:p text:style-name="P2"/>
          <text:p text:style-name="P2"/>
          <text:p text:style-name="P2"/>
          <text:p text:style-name="P2"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xml:id="id1" draw:id="id1" draw:layer="layout" svg:width="11.479cm" svg:height="0.962cm" svg:x="1.121cm" svg:y="12.9cm">
          <draw:text-box>
            <text:p>Header Hash: <text:span text:style-name="T1">0000000000A0A</text:span><text:span text:style-name="T1">507C971A...</text:span></text:p>
          </draw:text-box>
        </draw:frame>
        <draw:connector draw:style-name="gr7" draw:text-style-name="P2" draw:layer="layout" draw:type="curve" svg:x1="12.6cm" svg:y1="13.381cm" svg:x2="16.259cm" svg:y2="8.089cm" draw:start-shape="id1" draw:start-glue-point="1" svg:d="m12600 13381c3120 0 1291-5292 3659-5292" svg:viewBox="0 0 3660 5293">
          <text:p/>
        </draw:connector>
        <draw:connector draw:style-name="gr7" draw:text-style-name="P2" draw:layer="layout" draw:type="curve" draw:line-skew="2.563cm 0.858cm" svg:x1="24.692cm" svg:y1="5.952cm" svg:x2="22.037cm" svg:y2="11.3cm" draw:start-shape="id2" draw:start-glue-point="1" draw:end-shape="id3" draw:end-glue-point="2" svg:d="m24692 5952c4594 0 3829 3354 2017 5200s-4672 2185-4672 148" svg:viewBox="0 0 6090 673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8T20:58:18.173815000</meta:creation-date>
    <dc:date>2014-09-08T21:34:12.410453000</dc:date>
    <meta:editing-duration>PT3M29S</meta:editing-duration>
    <meta:editing-cycles>1</meta:editing-cycles>
    <meta:document-statistic meta:object-count="36"/>
    <meta:generator>LibreOffice/4.1.4.2$MacOSX_x86 LibreOffice_project/0a0440ccc0227ad9829de5f46be37cfb6edcf72</meta:generator>
  </office:meta>
</office:document-meta>
</file>